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objectwithoutfill">
      <style:graphic-properties draw:stroke="dash" draw:stroke-dash="Fine_20_Dashed"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2_20_Dots_20_3_20_Dashes" svg:stroke-width="0.1cm" draw:marker-start-width="0.3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dash" draw:stroke-dash="Fine_20_Dashed"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2" xml:id="id1" draw:id="id1" draw:layer="layout" svg:width="5.8cm" svg:height="1.6cm" svg:x="4.725cm" svg:y="4.576cm">
          <text:p text:style-name="P1"><text:span text:style-name="T1">pgpool-II parent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8cm" svg:height="1.6cm" svg:x="19.825cm" svg:y="4.576cm">
          <text:p text:style-name="P1"><text:span text:style-name="T1">watchdo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6cm" svg:x="19.825cm" svg:y="7.276cm">
          <text:p text:style-name="P1"><text:span text:style-name="T1">Lifeche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8cm" svg:height="1.6cm" svg:x="19.825cm" svg:y="9.976cm">
          <text:p text:style-name="P1"><text:span text:style-name="T1">heartbeat sen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6cm" svg:x="19.825cm" svg:y="12.276cm">
          <text:p text:style-name="P1"><text:span text:style-name="T1">heartbeat receiv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25cm" svg:y1="5.376cm" svg:x2="19.825cm" svg:y2="5.376cm" draw:start-shape="id1" draw:end-shape="id2" draw:end-glue-point="3" svg:d="M10525 5376h9300" svg:viewBox="0 0 9301 1">
          <text:p/>
        </draw:connector>
        <draw:connector draw:style-name="gr2" draw:text-style-name="P1" draw:layer="layout" draw:line-skew="0.499cm" svg:x1="25.625cm" svg:y1="8.076cm" svg:x2="25.625cm" svg:y2="13.076cm" draw:start-shape="id3" draw:start-glue-point="1" draw:end-shape="id4" svg:d="M25625 8076h1000v5000h-1000" svg:viewBox="0 0 1001 5001">
          <text:p/>
        </draw:connector>
        <draw:connector draw:style-name="gr2" draw:text-style-name="P1" draw:layer="layout" draw:line-skew="3.05cm" svg:x1="10.525cm" svg:y1="5.376cm" svg:x2="19.825cm" svg:y2="8.076cm" draw:start-shape="id1" draw:start-glue-point="1" draw:end-shape="id3" svg:d="M10525 5376h7700v2700h1600" svg:viewBox="0 0 9301 2701">
          <text:p/>
        </draw:connector>
        <draw:custom-shape draw:style-name="gr1" draw:text-style-name="P2" xml:id="id5" draw:id="id5" draw:layer="layout" svg:width="5.8cm" svg:height="1.6cm" svg:x="3.025cm" svg:y="7.976cm">
          <text:p text:style-name="P1"><text:span text:style-name="T1">pgpool-II</text:span></text:p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8cm" svg:height="1.6cm" svg:x="3.025cm" svg:y="10.076cm">
          <text:p text:style-name="P1"><text:span text:style-name="T1">pgpool-II</text:span></text:p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8cm" svg:height="1.6cm" svg:x="3.025cm" svg:y="12.976cm">
          <text:p text:style-name="P1"><text:span text:style-name="T1">pgpool-II</text:span></text:p>
          <text:p text:style-name="P1"><text:span text:style-name="T1">chil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699cm" svg:x1="4.725cm" svg:y1="5.376cm" svg:x2="3.025cm" svg:y2="8.776cm" draw:start-shape="id1" draw:start-glue-point="3" draw:end-shape="id5" draw:end-glue-point="3" svg:d="M4725 5376h-2900v3400h1200" svg:viewBox="0 0 2901 3401">
          <text:p/>
        </draw:connector>
        <draw:connector draw:style-name="gr2" draw:text-style-name="P1" draw:layer="layout" draw:line-skew="-0.699cm" svg:x1="4.725cm" svg:y1="5.376cm" svg:x2="3.025cm" svg:y2="10.876cm" draw:start-shape="id1" draw:start-glue-point="3" draw:end-shape="id6" svg:d="M4725 5376h-2900v5500h1200" svg:viewBox="0 0 2901 5501">
          <text:p/>
        </draw:connector>
        <draw:connector draw:style-name="gr2" draw:text-style-name="P1" draw:layer="layout" draw:line-skew="-0.699cm" svg:x1="4.725cm" svg:y1="5.376cm" svg:x2="3.025cm" svg:y2="13.776cm" draw:start-shape="id1" draw:start-glue-point="3" draw:end-shape="id7" svg:d="M4725 5376h-2900v8400h1200" svg:viewBox="0 0 2901 8401">
          <text:p/>
        </draw:connector>
        <draw:connector draw:style-name="gr3" draw:text-style-name="P1" draw:layer="layout" draw:type="line" svg:x1="5.925cm" svg:y1="11.676cm" svg:x2="5.925cm" svg:y2="12.976cm" draw:start-shape="id6" draw:start-glue-point="2" draw:end-shape="id7" draw:end-glue-point="0" svg:d="M5925 11676v1300" svg:viewBox="0 0 1 1301">
          <text:p/>
        </draw:connector>
        <draw:custom-shape draw:style-name="gr4" draw:text-style-name="P1" xml:id="id8" draw:id="id8" draw:layer="layout" svg:width="3.8cm" svg:height="2.624cm" svg:x="0.525cm" svg:y="15.97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" draw:text-style-name="P1" draw:layer="layout" svg:x1="4.325cm" svg:y1="17.288cm" svg:x2="5.925cm" svg:y2="14.576cm" draw:start-shape="id8" draw:start-glue-point="10" draw:end-shape="id7" svg:d="M4325 17288h1600v-2712" svg:viewBox="0 0 1601 2713">
          <text:p/>
        </draw:connector>
        <draw:custom-shape draw:style-name="gr6" draw:text-style-name="P1" draw:layer="layout" svg:width="9.4cm" svg:height="12.857cm" svg:x="17.925cm" svg:y="3.0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6cm" svg:height="7.4cm" svg:x="1.025cm" svg:y="7.5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8cm" svg:height="1.6cm" svg:x="10.825cm" svg:y="7.176cm">
          <text:p text:style-name="P1"><text:span text:style-name="T1">worker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8cm" svg:height="1.6cm" svg:x="10.825cm" svg:y="11.376cm">
          <text:p text:style-name="P1"><text:span text:style-name="T1">pcp</text:span></text:p>
          <text:p text:style-name="P1"><text:span text:style-name="T1">proces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5.376cm" svg:x2="13.725cm" svg:y2="7.176cm" draw:start-shape="id1" draw:start-glue-point="1" draw:end-shape="id9" svg:d="M10525 5376h3200v1800" svg:viewBox="0 0 3201 1801">
          <text:p/>
        </draw:connector>
        <draw:connector draw:style-name="gr2" draw:text-style-name="P1" draw:layer="layout" draw:line-skew="1.1cm" svg:x1="7.625cm" svg:y1="6.176cm" svg:x2="13.725cm" svg:y2="11.376cm" draw:start-shape="id1" draw:end-shape="id10" svg:d="M7625 6176v3700h6100v1500" svg:viewBox="0 0 6101 5201">
          <text:p/>
        </draw:connector>
        <draw:connector draw:style-name="gr5" draw:text-style-name="P1" draw:layer="layout" draw:line-skew="1.662cm" svg:x1="4.413cm" svg:y1="16.801cm" svg:x2="13.725cm" svg:y2="12.976cm" draw:end-shape="id10" draw:end-glue-point="2" svg:d="M4413 16801h9312v-3825" svg:viewBox="0 0 9313 3826">
          <text:p/>
        </draw:connector>
        <draw:frame draw:style-name="gr7" draw:layer="layout" svg:width="3.415cm" svg:height="0.89cm" svg:x="20.825cm" svg:y="14.676cm">
          <draw:text-box>
            <text:p>watchdog</text:p>
          </draw:text-box>
        </draw:frame>
        <draw:connector draw:style-name="gr2" draw:text-style-name="P1" draw:layer="layout" draw:line-skew="0.499cm" svg:x1="25.625cm" svg:y1="8.164cm" svg:x2="25.625cm" svg:y2="10.776cm" draw:end-shape="id11" draw:end-glue-point="1" svg:d="M25625 8164h1000v2612h-1000" svg:viewBox="0 0 1001 2613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6:53:49.512186351</meta:creation-date>
    <dc:date>2016-10-18T16:56:19.377704457</dc:date>
    <meta:editing-duration>P0D</meta:editing-duration>
    <meta:editing-cycles>1</meta:editing-cycles>
    <meta:document-statistic meta:object-count="49"/>
    <meta:generator>LibreOffice/4.2.8.2$Linux_X86_64 LibreOffice_project/420m0$Build-2</meta:generator>
  </office:meta>
</office:document-meta>
</file>